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ccbe" officeooo:paragraph-rsid="0008ccbe"/>
    </style:style>
    <style:style style:name="P2" style:family="paragraph" style:parent-style-name="Standard">
      <style:text-properties fo:color="#000000" fo:font-style="normal" fo:font-weight="normal" officeooo:rsid="000a6f5c" officeooo:paragraph-rsid="000a6f5c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color="#000000" fo:font-style="normal" fo:font-weight="normal" officeooo:rsid="000d33d0" officeooo:paragraph-rsid="000d33d0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color="#000000" fo:font-style="normal" fo:font-weight="normal" officeooo:rsid="000d3edb" officeooo:paragraph-rsid="000d33d0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000000" fo:font-style="normal" fo:font-weight="normal" officeooo:rsid="000d3edb" officeooo:paragraph-rsid="000e5eea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color="#000000" fo:font-style="normal" fo:font-weight="normal" officeooo:rsid="001017e8" officeooo:paragraph-rsid="001219ab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000000" fo:font-style="normal" fo:font-weight="normal" officeooo:rsid="001017e8" officeooo:paragraph-rsid="0019fa0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color="#000000" fo:font-style="normal" fo:font-weight="normal" officeooo:rsid="000e5eea" officeooo:paragraph-rsid="00116cb4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000000" fo:font-style="normal" fo:font-weight="normal" officeooo:rsid="001219ab" officeooo:paragraph-rsid="001219a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000000" fo:font-style="normal" fo:font-weight="normal" officeooo:rsid="00156b1a" officeooo:paragraph-rsid="001219ab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000000" fo:font-style="normal" fo:font-weight="normal" officeooo:rsid="0019fa0e" officeooo:paragraph-rsid="0019fa0e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000000" fo:font-style="normal" fo:font-weight="normal" officeooo:rsid="0025e8da" officeooo:paragraph-rsid="0025e8d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000000" fo:font-style="normal" fo:font-weight="bold" officeooo:rsid="00156b1a" officeooo:paragraph-rsid="00156b1a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color="#000000" fo:font-style="normal" fo:font-weight="bold" officeooo:rsid="0025e8da" officeooo:paragraph-rsid="0025e8da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color="#000000" officeooo:rsid="0008ccbe" officeooo:paragraph-rsid="0008ccbe"/>
    </style:style>
    <style:style style:name="P16" style:family="paragraph" style:parent-style-name="Standard">
      <style:text-properties fo:color="#000000" officeooo:rsid="000a6f5c" officeooo:paragraph-rsid="000a6f5c"/>
    </style:style>
    <style:style style:name="P17" style:family="paragraph" style:parent-style-name="Standard">
      <style:text-properties fo:color="#000000" fo:font-style="italic" fo:font-weight="normal" officeooo:rsid="00156b1a" officeooo:paragraph-rsid="00156b1a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color="#000000" fo:font-style="italic" fo:font-weight="bold" officeooo:rsid="0018098c" officeooo:paragraph-rsid="0018098c" style:font-style-asian="italic" style:font-weight-asian="bold" style:font-style-complex="italic" style:font-weight-complex="bold"/>
    </style:style>
    <style:style style:name="P19" style:family="paragraph" style:parent-style-name="Standard">
      <style:text-properties officeooo:rsid="001017e8" officeooo:paragraph-rsid="001219ab"/>
    </style:style>
    <style:style style:name="P20" style:family="paragraph" style:parent-style-name="Standard">
      <style:text-properties officeooo:rsid="001219ab" officeooo:paragraph-rsid="001219ab"/>
    </style:style>
    <style:style style:name="P21" style:family="paragraph" style:parent-style-name="Standard">
      <style:text-properties fo:font-style="italic" officeooo:rsid="00156b1a" officeooo:paragraph-rsid="00156b1a" style:font-style-asian="italic" style:font-style-complex="italic"/>
    </style:style>
    <style:style style:name="P22" style:family="paragraph" style:parent-style-name="Standard">
      <style:text-properties fo:color="#008000" fo:font-style="italic" officeooo:rsid="00116cb4" officeooo:paragraph-rsid="00116cb4" style:font-style-asian="italic" style:font-style-complex="italic"/>
    </style:style>
    <style:style style:name="P23" style:family="paragraph" style:parent-style-name="Standard">
      <style:text-properties fo:color="#008000" fo:font-style="italic" fo:font-weight="bold" officeooo:rsid="00156b1a" officeooo:paragraph-rsid="00156b1a" style:font-style-asian="italic" style:font-weight-asian="bold" style:font-style-complex="italic" style:font-weight-complex="bold"/>
    </style:style>
    <style:style style:name="P24" style:family="paragraph" style:parent-style-name="Standard">
      <style:text-properties fo:color="#008000" fo:font-style="italic" fo:font-weight="bold" officeooo:rsid="0008ccbe" officeooo:paragraph-rsid="0008ccbe" style:font-style-asian="italic" style:font-weight-asian="bold" style:font-style-complex="italic" style:font-weight-complex="bold"/>
    </style:style>
    <style:style style:name="P25" style:family="paragraph" style:parent-style-name="Standard">
      <style:text-properties fo:color="#008000" fo:font-style="italic" fo:font-weight="normal" officeooo:rsid="00116cb4" officeooo:paragraph-rsid="00116cb4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color="#008000" fo:font-style="italic" fo:font-weight="normal" officeooo:rsid="00116cb4" officeooo:paragraph-rsid="00235acd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color="#008000" fo:font-style="italic" fo:font-weight="normal" officeooo:rsid="001017e8" officeooo:paragraph-rsid="001219ab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color="#008000" fo:font-style="normal" fo:font-weight="normal" officeooo:rsid="001d9179" officeooo:paragraph-rsid="001d9179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color="#008000" fo:font-style="normal" fo:font-weight="normal" officeooo:rsid="0021d254" officeooo:paragraph-rsid="0021d254" style:font-style-asian="normal" style:font-weight-asian="normal" style:font-style-complex="normal" style:font-weight-complex="normal"/>
    </style:style>
    <style:style style:name="P30" style:family="paragraph" style:parent-style-name="Standard" style:list-style-name="L1">
      <style:text-properties officeooo:rsid="0008ccbe" officeooo:paragraph-rsid="0008ccbe"/>
    </style:style>
    <style:style style:name="P31" style:family="paragraph" style:parent-style-name="Standard">
      <style:text-properties officeooo:rsid="0008ccbe" officeooo:paragraph-rsid="0008ccbe"/>
    </style:style>
    <style:style style:name="P32" style:family="paragraph" style:parent-style-name="Standard" style:list-style-name="L2">
      <style:text-properties fo:color="#000000" fo:font-style="normal" fo:font-weight="normal" officeooo:rsid="000a6f5c" officeooo:paragraph-rsid="000a6f5c" style:font-style-asian="normal" style:font-weight-asian="normal" style:font-style-complex="normal" style:font-weight-complex="normal"/>
    </style:style>
    <style:style style:name="P33" style:family="paragraph" style:parent-style-name="Standard" style:list-style-name="L2">
      <style:text-properties fo:color="#000000" fo:font-style="normal" fo:font-weight="normal" officeooo:rsid="000d33d0" officeooo:paragraph-rsid="000d33d0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color="#000000" fo:font-style="normal" fo:font-weight="normal" officeooo:rsid="002125b2" officeooo:paragraph-rsid="00156b1a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color="#000000" fo:font-style="normal" fo:font-weight="normal" officeooo:rsid="00156b1a" officeooo:paragraph-rsid="00156b1a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color="#000000" fo:font-style="normal" fo:font-weight="normal" officeooo:rsid="002ec761" officeooo:paragraph-rsid="002ec761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color="#000000" fo:font-style="normal" fo:font-weight="normal" officeooo:rsid="00306eeb" officeooo:paragraph-rsid="00306eeb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color="#000000" fo:font-style="normal" fo:font-weight="normal" officeooo:rsid="00306eeb" officeooo:paragraph-rsid="00317667" style:font-style-asian="normal" style:font-weight-asian="normal" style:font-style-complex="normal" style:font-weight-complex="normal"/>
    </style:style>
    <style:style style:name="P39" style:family="paragraph" style:parent-style-name="Standard" style:list-style-name="L3">
      <style:text-properties officeooo:paragraph-rsid="001017e8"/>
    </style:style>
    <style:style style:name="P40" style:family="paragraph" style:parent-style-name="Standard" style:list-style-name="L1">
      <style:text-properties officeooo:rsid="0028eebe" officeooo:paragraph-rsid="0028eebe"/>
    </style:style>
    <style:style style:name="P41" style:family="paragraph" style:parent-style-name="Standard">
      <style:text-properties officeooo:rsid="000a6f5c" officeooo:paragraph-rsid="000a6f5c"/>
    </style:style>
    <style:style style:name="P42" style:family="paragraph" style:parent-style-name="Standard">
      <style:text-properties officeooo:rsid="0029ff94" officeooo:paragraph-rsid="0029ff94"/>
    </style:style>
    <style:style style:name="P43" style:family="paragraph" style:parent-style-name="Standard" style:list-style-name="L1">
      <style:text-properties officeooo:rsid="002be0cb" officeooo:paragraph-rsid="002be0cb"/>
    </style:style>
    <style:style style:name="P44" style:family="paragraph" style:parent-style-name="Standard">
      <style:text-properties officeooo:rsid="002be0cb" officeooo:paragraph-rsid="002be0cb"/>
    </style:style>
    <style:style style:name="P45" style:family="paragraph" style:parent-style-name="Standard">
      <style:text-properties officeooo:rsid="002d3a0c" officeooo:paragraph-rsid="002d3a0c"/>
    </style:style>
    <style:style style:name="T1" style:family="text">
      <style:text-properties fo:color="#008000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008000" fo:font-weight="bold" style:font-weight-asian="bold" style:font-weight-complex="bold"/>
    </style:style>
    <style:style style:name="T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fo:font-weight="normal" officeooo:rsid="000d3edb" style:font-style-asian="normal" style:font-weight-asian="normal" style:font-style-complex="normal" style:font-weight-complex="normal"/>
    </style:style>
    <style:style style:name="T5" style:family="text">
      <style:text-properties fo:color="#000000" fo:font-style="normal" fo:font-weight="normal" officeooo:rsid="000e5eea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fo:font-weight="normal" officeooo:rsid="001017e8" style:font-style-asian="normal" style:font-weight-asian="normal" style:font-style-complex="normal" style:font-weight-complex="normal"/>
    </style:style>
    <style:style style:name="T7" style:family="text">
      <style:text-properties fo:color="#000000" fo:font-style="normal" fo:font-weight="normal" officeooo:rsid="00156b1a" style:font-style-asian="normal" style:font-weight-asian="normal" style:font-style-complex="normal" style:font-weight-complex="normal"/>
    </style:style>
    <style:style style:name="T8" style:family="text">
      <style:text-properties fo:color="#000000" fo:font-style="normal" fo:font-weight="normal" officeooo:rsid="001b612a" style:font-style-asian="normal" style:font-weight-asian="normal" style:font-style-complex="normal" style:font-weight-complex="normal"/>
    </style:style>
    <style:style style:name="T9" style:family="text">
      <style:text-properties fo:color="#000000" fo:font-style="normal" fo:font-weight="normal" officeooo:rsid="001c4eae" style:font-style-asian="normal" style:font-weight-asian="normal" style:font-style-complex="normal" style:font-weight-complex="normal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officeooo:rsid="000bc3df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e5eea" style:font-weight-asian="normal" style:font-weight-complex="normal"/>
    </style:style>
    <style:style style:name="T14" style:family="text">
      <style:text-properties officeooo:rsid="0019fa0e"/>
    </style:style>
    <style:style style:name="T15" style:family="text">
      <style:text-properties officeooo:rsid="001b612a"/>
    </style:style>
    <style:style style:name="T16" style:family="text">
      <style:text-properties officeooo:rsid="001baf7e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0e5eea"/>
    </style:style>
    <style:style style:name="T19" style:family="text">
      <style:text-properties officeooo:rsid="00235acd"/>
    </style:style>
    <style:style style:name="T20" style:family="text">
      <style:text-properties officeooo:rsid="00266db4"/>
    </style:style>
    <style:style style:name="T21" style:family="text">
      <style:text-properties officeooo:rsid="002b355d"/>
    </style:style>
    <style:style style:name="T22" style:family="text">
      <style:text-properties officeooo:rsid="002be0cb"/>
    </style:style>
    <style:style style:name="T23" style:family="text">
      <style:text-properties officeooo:rsid="003176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roulement du Script Python :</text:p>
      <text:p text:style-name="P15"/>
      <text:p text:style-name="P16">I. PRINCIPE DE BASE :</text:p>
      <text:p text:style-name="P41"/>
      <text:p text:style-name="P42">1 threadVélo par région <text:span text:style-name="T21">(ancienne )</text:span> : → Après récupération du département, trouver la région et envoie sur le thread correspondant</text:p>
      <text:p text:style-name="P42">1 threadVoiture par région <text:tab/></text:p>
      <text:p text:style-name="P1">1. Réception des données clients :</text:p>
      <text:p text:style-name="P1"/>
      <text:p text:style-name="P45">BDD : Une table par région.</text:p>
      <text:p text:style-name="P1"/>
      <text:list xml:id="list242008230" text:style-name="L1">
        <text:list-item>
          <text:p text:style-name="P30">Si client.type = velo :</text:p>
          <text:list>
            <text:list-item>
              <text:p text:style-name="P43">Envoie vers le threadRegionVelo</text:p>
            </text:list-item>
          </text:list>
        </text:list-item>
      </text:list>
      <text:p text:style-name="P44"/>
      <text:list xml:id="list165751257526495" text:continue-numbering="true" text:style-name="L1">
        <text:list-item>
          <text:list>
            <text:list-item>
              <text:p text:style-name="P30">Récupération du « département », « id_velo », « x_long », « y_lat »</text:p>
              <text:list>
                <text:list-item>
                  <text:p text:style-name="P30">INSERT INTO VELO_ ‘<text:span text:style-name="T22">region</text:span>’ id_velo, x_long, y_lat VALUES …</text:p>
                </text:list-item>
              </text:list>
            </text:list-item>
          </text:list>
        </text:list-item>
      </text:list>
      <text:p text:style-name="P1"/>
      <text:list xml:id="list165751671863566" text:continue-numbering="true" text:style-name="L1">
        <text:list-item>
          <text:p text:style-name="P30">Si client.type = voiture : </text:p>
          <text:list>
            <text:list-item>
              <text:p text:style-name="P30">Récupération du « département », « x_long », « y_lat », « périmètre »</text:p>
              <text:list>
                <text:list-item>
                  <text:p text:style-name="P30">SELECT count id_velo </text:p>
                </text:list-item>
                <text:list-item>
                  <text:p text:style-name="P30">WHERE (y_lat BETWEEN (y_lat – périmètre) AND (y_lat + périmètre) ) </text:p>
                  <text:p text:style-name="P30">AND (x_long BETWEEN ….<text:span text:style-name="T1"> [ Syntaxe approximative…], [Formule à périmètre à trouver ]</text:span></text:p>
                </text:list-item>
                <text:list-item>
                  <text:p text:style-name="P40"><text:span text:style-name="T1">Pas besoin d’id_voiture, la voiture cherche juste a récupérer la liste des vélos dans ses alentours, pas besoin de l’insérer dans la base.</text:span></text:p>
                </text:list-item>
              </text:list>
            </text:list-item>
          </text:list>
        </text:list-item>
      </text:list>
      <text:p text:style-name="P24"/>
      <text:p text:style-name="P2">II. CONCRETEMENT :</text:p>
      <text:p text:style-name="P2"/>
      <text:p text:style-name="P2"><text:tab/><text:span text:style-name="T11">Le script principal du serveur est fait d’une boucle qui accepte les connections en continue et redirige les nouvelles connections vers leur thread (Un thread par client, deux types : Velo / Voiture)</text:span></text:p>
      <text:p text:style-name="P2"/>
      <text:p text:style-name="P2"><text:tab/>Première connection : </text:p>
      <text:p text:style-name="P2"/>
      <text:list xml:id="list2104014514" text:style-name="L2">
        <text:list-item>
          <text:p text:style-name="P32">Si client.type = velo :</text:p>
          <text:list>
            <text:list-item>
              <text:p text:style-name="P33">Redirection vers Thread velo </text:p>
            </text:list-item>
          </text:list>
        </text:list-item>
        <text:list-item>
          <text:p text:style-name="P33">Si client.voiture = voiture :</text:p>
          <text:list>
            <text:list-item>
              <text:p text:style-name="P33">Redirection vers Thread voiture</text:p>
            </text:list-item>
          </text:list>
        </text:list-item>
      </text:list>
      <text:p text:style-name="P3"/>
      <text:p text:style-name="P4">1. Thread velo :</text:p>
      <text:p text:style-name="P5"><text:tab/></text:p>
      <text:p text:style-name="P19"><text:span text:style-name="T4">C</text:span><text:span text:style-name="T3">e thread est fait d’une boucle infini qui réceptionne un JSON contenant trois objets :</text:span></text:p>
      <text:p text:style-name="P6"><text:tab/> id_user, x_long, y_lat, <text:span text:style-name="T15">departement</text:span>. </text:p>
      <text:p text:style-name="P27">( <text:span text:style-name="T16">Voir méthode pour récupérer le département du coté client )</text:span></text:p>
      <text:p text:style-name="P7">Le vélo envoie <text:span text:style-name="T14">ce</text:span> JSON toutes les secondes. A chaque reception <text:span text:style-name="T14">le thread</text:span> :</text:p>
      <text:list xml:id="list3290516105" text:style-name="L3">
        <text:list-item>
          <text:p text:style-name="P39"><text:span text:style-name="T5">I</text:span><text:span text:style-name="T6">nsert dans la base </text:span><text:span text:style-name="T8">VELO_’departement’ les valeurs :</text:span><text:span text:style-name="T6"> </text:span><text:span text:style-name="T5">‘id_user’, ‘x_long’, ‘y_lat’.</text:span></text:p>
        </text:list-item>
      </text:list>
      <text:p text:style-name="P8"/>
      <text:p text:style-name="P22"><text:span text:style-name="T13">L’</text:span><text:span text:style-name="T12">arrêt du Thread ce fait quand l’utilisateur quitte l’application ( envoie d’un JSON spécial : par exemple id_user = logout )</text:span></text:p>
      <text:p text:style-name="P25"/>
      <text:p text:style-name="P9">2. Thread voiture :</text:p>
      <text:p text:style-name="P9"/>
      <text:p text:style-name="P9">Ce thread est fait d’une boucle infini qui receptionne un JSON contenant trois objets :</text:p>
      <text:p text:style-name="P20"><text:soft-page-break/><text:span text:style-name="T3"><text:tab/></text:span><text:span text:style-name="T7">x_long, y_lat, perimetre, </text:span><text:span text:style-name="T9">departement</text:span><text:span text:style-name="T7">.</text:span></text:p>
      <text:p text:style-name="P10"/>
      <text:p text:style-name="P17">Le perimetre représente le rayon de la zone à traiter autour de la voiture. Ce périmètre est calculé directement par le client en fonction de sa vitesse. Nous avons déterminé deux périmètre possibles :</text:p>
      <text:p text:style-name="P21"><text:span text:style-name="T10"><text:tab/></text:span><text:span text:style-name="T2">Si la voiture roule en dessous de 60 km/h : perimetre = 100 m</text:span></text:p>
      <text:p text:style-name="P23"><text:tab/>Si la voiture roule au dessus de 60 km/h : perimetre = 400 m</text:p>
      <text:p text:style-name="P18"/>
      <text:p text:style-name="P11">La voiture envoie ce JSON toutes les secondes. A chaque reception le thread <text:span text:style-name="T15">va rechercher le nombre de vélo dans le périmètre donnée dans le département donnée</text:span></text:p>
      <text:p text:style-name="P28">NB : Envoyer une notif à l’utilisateur quand il change de département ?</text:p>
      <text:p text:style-name="P13"/>
      <text:p text:style-name="P14">→ Perimetre le plus grand</text:p>
      <text:p text:style-name="P34">1. SELECT count (id) WHERE y_lat BETWEEN…. AND x_long BETWEEN…</text:p>
      <text:p text:style-name="P29"><text:span text:style-name="T17">( Deux select différents pour connaître périmètre court périmètre long ?</text:span> )</text:p>
      <text:p text:style-name="P14">→ Perimètre le plus petit :</text:p>
      <text:p text:style-name="P12"><text:span text:style-name="T20">2. </text:span>Select count… FROM 1.</text:p>
      <text:p text:style-name="P26"><text:span text:style-name="T18">L’</text:span>arrêt du Thread ce fait quand l’utilisateur quitte l’application ( envoie d’un JSON spécial : par exemple ‘<text:span text:style-name="T19">perimetre’</text:span> = logout )</text:p>
      <text:p text:style-name="P35"/>
      <text:p text:style-name="P35"/>
      <text:p text:style-name="P36">THREAD REGION VELO :</text:p>
      <text:p text:style-name="P36"/>
      <text:p text:style-name="P37">Besoin JSON :</text:p>
      <text:p text:style-name="P38"><text:tab/>Pour VELO :</text:p>
      <text:p text:style-name="P38"><text:tab/><text:tab/><text:span text:style-name="T23">type = velo</text:span> </text:p>
      <text:p text:style-name="P38"/>
      <text:p text:style-name="P37"><text:tab/><text:tab/>dept,</text:p>
      <text:p text:style-name="P37"><text:tab/><text:tab/>x_long,</text:p>
      <text:p text:style-name="P37"><text:tab/><text:tab/>y_lat,</text:p>
      <text:p text:style-name="P37"><text:tab/><text:tab/>id_u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1:13:54.242000000</meta:creation-date>
    <dc:date>2017-04-05T16:57:50.298000000</dc:date>
    <meta:editing-duration>PT9H2M50S</meta:editing-duration>
    <meta:editing-cycles>39</meta:editing-cycles>
    <meta:generator>LibreOffice/5.3.0.3$Windows_x86 LibreOffice_project/7074905676c47b82bbcfbea1aeefc84afe1c50e1</meta:generator>
    <meta:document-statistic meta:table-count="0" meta:image-count="0" meta:object-count="0" meta:page-count="2" meta:paragraph-count="53" meta:word-count="500" meta:character-count="2841" meta:non-whitespace-character-count="2379"/>
  </office:meta>
</office:document-meta>
</file>